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normal">
      <style:text-properties officeooo:paragraph-rsid="000f867b"/>
    </style:style>
    <style:style style:name="P2" style:family="paragraph" style:parent-style-name="normal">
      <style:text-properties officeooo:rsid="001558d7" officeooo:paragraph-rsid="001558d7"/>
    </style:style>
    <style:style style:name="P3" style:family="paragraph" style:parent-style-name="Heading_20_1">
      <style:text-properties fo:font-size="20pt" officeooo:rsid="001558d7" officeooo:paragraph-rsid="001558d7" style:font-size-asian="20pt" style:font-size-complex="20pt"/>
    </style:style>
    <style:style style:name="P4" style:family="paragraph" style:parent-style-name="Title" style:master-page-name="Standard">
      <style:paragraph-properties style:page-number="1"/>
      <style:text-properties fo:font-size="26pt" officeooo:rsid="000f867b" officeooo:paragraph-rsid="000f867b" style:font-size-asian="26pt" style:font-size-complex="26pt"/>
    </style:style>
    <style:style style:name="P5" style:family="paragraph" style:parent-style-name="Heading_20_2">
      <style:text-properties officeooo:paragraph-rsid="0019a589"/>
    </style:style>
    <style:style style:name="P6" style:family="paragraph" style:parent-style-name="Heading_20_2">
      <style:text-properties officeooo:paragraph-rsid="001b02d3"/>
    </style:style>
    <style:style style:name="P7" style:family="paragraph" style:parent-style-name="Standard">
      <style:text-properties officeooo:rsid="0019a589" officeooo:paragraph-rsid="0019a589"/>
    </style:style>
    <style:style style:name="P8" style:family="paragraph" style:parent-style-name="Standard">
      <style:text-properties officeooo:rsid="0019a589" officeooo:paragraph-rsid="001b02d3"/>
    </style:style>
    <style:style style:name="P9" style:family="paragraph" style:parent-style-name="Standard">
      <style:text-properties fo:font-size="10pt" style:text-underline-style="solid" style:text-underline-width="auto" style:text-underline-color="font-color" fo:font-weight="bold" officeooo:rsid="0019a589" officeooo:paragraph-rsid="0019a589" style:font-size-asian="10pt" style:font-weight-asian="bold" style:font-size-complex="10pt" style:font-weight-complex="bold"/>
    </style:style>
    <style:style style:name="P10" style:family="paragraph" style:parent-style-name="normal">
      <style:text-properties officeooo:rsid="0019a589" officeooo:paragraph-rsid="0019a589"/>
    </style:style>
    <style:style style:name="P11" style:family="paragraph" style:parent-style-name="normal">
      <style:text-properties officeooo:paragraph-rsid="0019a589"/>
    </style:style>
    <style:style style:name="T1" style:family="text">
      <style:text-properties officeooo:rsid="000f867b"/>
    </style:style>
    <style:style style:name="T2" style:family="text">
      <style:text-properties officeooo:rsid="001558d7"/>
    </style:style>
    <style:style style:name="T3" style:family="text">
      <style:text-properties officeooo:rsid="0018b534"/>
    </style:style>
    <style:style style:name="T4" style:family="text">
      <style:text-properties officeooo:rsid="0019a589"/>
    </style:style>
    <style:style style:name="T5" style:family="text">
      <style:text-properties style:text-underline-style="none"/>
    </style:style>
    <style:style style:name="T6" style:family="text">
      <style:text-properties style:text-underline-style="none" officeooo:rsid="001b02d3"/>
    </style:style>
    <style:style style:name="T7" style:family="text">
      <style:text-properties officeooo:rsid="001b02d3"/>
    </style:style>
    <style:style style:name="T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fo:font-size="10pt" style:text-underline-style="none" fo:font-weight="bold" style:font-size-asian="10pt" style:font-weight-asian="bold" style:font-size-complex="10pt" style:font-weight-complex="bold"/>
    </style:style>
    <style:style style:name="T10" style:family="text">
      <style:text-properties fo:font-size="10pt" style:text-underline-style="none" fo:font-weight="bold" officeooo:rsid="001b02d3" style:font-size-asian="10pt" style:font-weight-asian="bold" style:font-size-complex="10pt" style:font-weight-complex="bold"/>
    </style:style>
    <style:style style:name="T11" style:family="text">
      <style:text-properties fo:font-size="10pt" style:text-underline-style="none" officeooo:rsid="001b02d3" style:font-size-asian="10pt" style:font-size-complex="10pt"/>
    </style:style>
    <style:style style:name="T12" style:family="text">
      <style:text-properties officeooo:rsid="001c6b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Administration </text:span><text:span text:style-name="T4">Collecte-pro</text:span></text:p>
      <text:p text:style-name="Standard"><text:span text:style-name="T1">0</text:span><text:span text:style-name="T3">3</text:span> <text:span text:style-name="T2">mars</text:span> 20<text:span text:style-name="T1">21</text:span></text:p>
      <text:p text:style-name="P3">Informations générales</text:p>
      <text:p text:style-name="P1"><text:span text:style-name="T1">L’application </text:span><text:span text:style-name="T4">Collecte-pro est une application facilitant l’échange de documents entre des agents et des collectivités auditées</text:span><text:span text:style-name="T2">.</text:span></text:p>
      <text:p text:style-name="P10">Celle-ci fonctionne via des questionnaires fournis aux personnes interrogées qui peuvent alors répondre en déposant des fichiers. Il existe donc 2 profils métiers : Demandeur et Répondant.</text:p>
      <text:p text:style-name="P10"/>
      <text:p text:style-name="Heading_20_1">Scénarios de travail</text:p>
      <text:p text:style-name="P2">Voici explicité les différents scénarios de travail qu’un administrateur <text:span text:style-name="T4">collecte-pro </text:span>peut rencontrer.</text:p>
      <text:p text:style-name="P2"/>
      <text:p text:style-name="Heading_20_2">Ajout d’un Utilisateur</text:p>
      <text:p text:style-name="P10">L’ajout d’un Utilisateur de type Demandeur ou Répondant doit se faire via les espaces de dépôt. En effet, cela permet une synchronisation et une attribution des droits via l’outil d’authentification utilisé (Keycloak ou authentification interne).</text:p>
      <text:p text:style-name="P10">L’ajout d’un Utilisateur de type Administrateur doit se faire via Keycloak (ou tout autre dispositif tiers d’identité) en lui attribuant le rôle « admin ».</text:p>
      <text:p text:style-name="P5"><text:span text:style-name="T4">Modification </text:span>d’un Utilisateur</text:p>
      <text:p text:style-name="P10">La modification d’un Utilisateur doit se faire via Keycloak (ou tout autre dispositif tiers d’identité). En effet, les données sont systématiquement reprises depuis Keycloak et écrasent celles déjà présentes dans l’application.</text:p>
      <text:p text:style-name="P5"><text:span text:style-name="T4">Suppression </text:span>d’un Utilisateur</text:p>
      <text:p text:style-name="P11"><text:span text:style-name="T4">Il n’est pas possible de supprimer un Utilisateur. Ce n’est, de toute façon, pas la méthode à utiliser car les Utilisateurs sont gérés via Keycloak, donc à l’extérieur de l’application.</text:span></text:p>
      <text:p text:style-name="Heading_20_2">Gestion de la F.A.Q.</text:p>
      <text:p text:style-name="P7">La gestion de la Foire Aux Questions se fait via l’administration. Chaque élément possède une question et une réponse. Les éléments peuvent être triés en spécifiant leur ordre.</text:p>
      <text:p text:style-name="Heading_20_2">Gestion des C.G.U.</text:p>
      <text:p text:style-name="P7">La gestion des Conditions Générales d’Utilisation se fait également via l’administration. Le fonctionnement est identique à celui de la F.A.Q.</text:p>
      <text:p text:style-name="Heading_20_2"><text:soft-page-break/>Désactivation/Activation d’un espace de dépôt</text:p>
      <text:p text:style-name="P7">Les espaces de dépôt ne peuvent pas être supprimés. Ils sont donc désactivables via l’administration uniquement. Comme aucune donnée n’est perdue, il est tout à fait possible de réactiver un espace de dépôt préalablement déssactivé.</text:p>
      <text:p text:style-name="P5">Dépubli<text:span text:style-name="T7">cation d’</text:span>un questionnaire</text:p>
      <text:p text:style-name="P7">Normalement, une fois publié, un Questionnaire n’est plus modifiable. Il est cependant possible, pour les administrateurs, de dépublier un Questionnaire si cela est demandé par un Demandeur.</text:p>
      <text:p text:style-name="P9">Attention :<text:span text:style-name="T5"> Il est nécessaire de vérifier que le questionnaire n’a pas déjà reçu de réponse, car sinon les fichiers déjà téléversés risquent d’être perdus. C’est à l’administrateur de vérifier ce point avant la dépublication du questionnaire.</text:span></text:p>
      <text:p text:style-name="P5"><text:span text:style-name="T4">Modifi</text:span><text:span text:style-name="T7">cation d’</text:span>un questionnaire <text:span text:style-name="T4">publié</text:span></text:p>
      <text:p text:style-name="P7">Normalement, une fois publié, un Questionnaire n’est plus modifiable. Il est cependant possible, pour les administrateurs, de modifier un Questionnaire si cela est demandé par un Demandeur. Dans ce cas particulier, il est important de ne modifier que des erreurs très mineures et non importantes car les Répondant pourraient être perdus face à une modification du Questionnaire.</text:p>
      <text:p text:style-name="P9">Attention :<text:span text:style-name="T5"> Il est nécessaire de vérifier les modifications apportées. C’est à l’administrateur de vérifier ce point avant la modification du questionnaire.</text:span></text:p>
      <text:p text:style-name="P6"><text:span text:style-name="T4">Réordonn</text:span><text:span text:style-name="T7">ancmeent</text:span><text:span text:style-name="T4"> des</text:span> questionnaire<text:span text:style-name="T4">s</text:span></text:p>
      <text:p text:style-name="P8">Il arrive parfois qu’un Questionnaire ne soit pas utilisé. Si celui-ci se trouve entre 2 Questionnaires utilisés, il y a alors un problème d’ordonnancement de ceux-ci (par exemple, ils sont numérotés 1 et 3). Il est alors possible de réordonner les questionnaires afin que la numérotation soit cohérente. Cela n’impacte pas les réponses déjà apportées.</text:p>
      <text:p text:style-name="P6"><text:span text:style-name="T7">Déplacement d’un</text:span> questionnaire</text:p>
      <text:p text:style-name="P8">Il arrive parfois qu’un Questionnaire <text:span text:style-name="T7">soit créér dans le mauvais Espace de dépôt</text:span>. <text:span text:style-name="T7">Il est potentiellement préférable de demander au Demandeur responsable de recréer le Questionnaire dans le bon Espace de dépôt plutôt que d’intervenir, mais si le questionnaire est long cela peut être plus souple de le déplacer</text:span>.</text:p>
      <text:p text:style-name="P8"><text:span text:style-name="T8">Attention :</text:span><text:span text:style-name="T9"> Il est nécessaire de vérifier </text:span><text:span text:style-name="T10">que le questionnaire n’est pas publié. De plus, les autres Demandeurs pourraient ne pas comprendre la disparition du questionnaire.</text:span><text:span text:style-name="T9"> C’est à l’administrateur de vérifier ce</text:span><text:span text:style-name="T10">s</text:span><text:span text:style-name="T9"> point</text:span><text:span text:style-name="T10">s, voire de communiquer,</text:span><text:span text:style-name="T9"> avant l</text:span><text:span text:style-name="T10">e déplacement</text:span><text:span text:style-name="T9"> du questionnaire.</text:span></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3-03T16:59:02.919000000</dc:date>
    <meta:editing-duration>PT2H13M19S</meta:editing-duration>
    <meta:editing-cycles>8</meta:editing-cycles>
    <meta:document-statistic meta:table-count="0" meta:image-count="0" meta:object-count="0" meta:page-count="2" meta:paragraph-count="31" meta:word-count="591" meta:character-count="4070" meta:non-whitespace-character-count="3510"/>
  </office:meta>
</office:document-meta>
</file>